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essageBox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MessageBox</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msgbox.html" text:style-name="Internet_20_link" text:visited-style-name="Visited_20_Internet_20_Link">link</text:a>)</text:p>

            
                <text:list xml:id="list_MessageBox2" text:continue-numbering="true" text:continue-list="list_MessageBox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essageBox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MessageBox4" text:continue-numbering="true" text:continue-list="list_MessageBox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MessageBox5" text:continue-numbering="true" text:continue-list="list_MessageBox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MessageBox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essageBox7" text:continue-numbering="true" text:continue-list="list_MessageBox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MessageBox8" text:continue-numbering="true" text:continue-list="list_MessageBox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MessageBox9" text:continue-numbering="true" text:continue-list="list_MessageBox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MessageBox10" text:continue-numbering="true" text:continue-list="list_MessageBox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MessageBox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MessageBox12" text:continue-numbering="true" text:continue-list="list_MessageBox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MessageBox13" text:continue-numbering="true" text:continue-list="list_MessageBox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MessageBox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MessageBox15" text:continue-numbering="true" text:continue-list="list_MessageBox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MessageBox16" text:continue-numbering="true" text:continue-list="list_MessageBox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MessageBox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MessageBox18" text:continue-numbering="true" text:continue-list="list_MessageBox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MessageBox19" text:continue-numbering="true" text:continue-list="list_MessageBox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MessageBox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MessageBox21" text:continue-numbering="true" text:continue-list="list_MessageBox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MessageBox22" text:continue-numbering="true" text:continue-list="list_MessageBox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MessageBox23" text:continue-numbering="true" text:continue-list="list_MessageBox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MessageBox24" text:continue-numbering="true" text:continue-list="list_MessageBox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MessageBox25" text:continue-numbering="true" text:continue-list="list_MessageBox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MessageBox26" text:continue-numbering="true" text:continue-list="list_MessageBox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MessageBox27" text:continue-numbering="true" text:continue-list="list_MessageBox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MessageBox28" text:continue-numbering="true" text:continue-list="list_MessageBox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MessageBox29" text:continue-numbering="true" text:continue-list="list_MessageBox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MessageBox30" text:continue-numbering="true" text:continue-list="list_MessageBox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MessageBox31" text:continue-numbering="true" text:continue-list="list_MessageBox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MessageBox32" text:continue-numbering="true" text:continue-list="list_MessageBox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MessageBox33" text:continue-numbering="true" text:continue-list="list_MessageBox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MessageBox34" text:continue-numbering="true" text:continue-list="list_MessageBox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MessageBox35" text:continue-numbering="true" text:continue-list="list_MessageBox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MessageBox36" text:continue-numbering="true" text:continue-list="list_MessageBox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MessageBox37" text:continue-numbering="true" text:continue-list="list_MessageBox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MessageBox38" text:continue-numbering="true" text:continue-list="list_MessageBox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MessageBox39" text:continue-numbering="true" text:continue-list="list_MessageBox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MessageBox40" text:continue-numbering="true" text:continue-list="list_MessageBox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MessageBox41" text:continue-numbering="true" text:continue-list="list_MessageBox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MessageBox42" text:continue-numbering="true" text:continue-list="list_MessageBox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MessageBox43" text:continue-numbering="true" text:continue-list="list_MessageBox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MessageBox44" text:continue-numbering="true" text:continue-list="list_MessageBox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MessageBox45" text:continue-numbering="true" text:continue-list="list_MessageBox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MessageBox46" text:continue-numbering="true" text:continue-list="list_MessageBox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MessageBox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MessageBox48" text:continue-numbering="true" text:continue-list="list_MessageBox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MessageBox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MessageBox50" text:continue-numbering="true" text:continue-list="list_MessageBox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MessageBox52" text:continue-numbering="true" text:continue-list="list_MessageBox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MessageBox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MessageBox54" text:continue-numbering="true" text:continue-list="list_MessageBox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MessageBox55" text:continue-numbering="true" text:continue-list="list_MessageBox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MessageBox56" text:continue-numbering="true" text:continue-list="list_MessageBox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MessageBox57" text:continue-numbering="true" text:continue-list="list_MessageBox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MessageBox58" text:continue-numbering="true" text:continue-list="list_MessageBox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MessageBox59" text:continue-numbering="true" text:continue-list="list_MessageBox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MessageBox60" text:continue-numbering="true" text:continue-list="list_MessageBox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MessageBox61" text:continue-numbering="true" text:continue-list="list_MessageBox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MessageBox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essageBox63" text:continue-numbering="true" text:continue-list="list_MessageBox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essageBox64" text:continue-numbering="true" text:continue-list="list_MessageBox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essageBox65" text:continue-numbering="true" text:continue-list="list_MessageBox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